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9d6b65" officeooo:paragraph-rsid="009d6b65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officeooo:paragraph-rsid="009d6b65"/>
    </style:style>
    <style:style style:name="T1" style:family="text">
      <style:text-properties fo:font-weight="bold" officeooo:rsid="0003ac9d" style:font-weight-asian="bold" style:font-weight-complex="bold"/>
    </style:style>
    <style:style style:name="T2" style:family="text">
      <style:text-properties fo:font-weight="bold" officeooo:rsid="00df182e" style:font-weight-asian="bold" style:font-weight-complex="bold"/>
    </style:style>
    <style:style style:name="T3" style:family="text">
      <style:text-properties fo:font-weight="normal" officeooo:rsid="009ba7cd" style:font-weight-asian="normal" style:font-weight-complex="normal"/>
    </style:style>
    <style:style style:name="T4" style:family="text">
      <style:text-properties fo:font-weight="normal" officeooo:rsid="009d6b65" style:font-weight-asian="normal" style:font-weight-complex="normal"/>
    </style:style>
    <style:style style:name="T5" style:family="text">
      <style:text-properties fo:font-weight="normal" officeooo:rsid="00aa3839" style:font-weight-asian="normal" style:font-weight-complex="normal"/>
    </style:style>
    <style:style style:name="T6" style:family="text">
      <style:text-properties fo:font-weight="normal" officeooo:rsid="00e21d00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normal" officeooo:rsid="00704491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 fo:font-weight="normal" officeooo:rsid="00003774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 fo:font-weight="normal" officeooo:rsid="002f44c4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officeooo:rsid="006f4926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 fo:font-weight="normal" officeooo:rsid="00d0a55f" style:font-weight-asian="normal" style:font-weight-complex="normal"/>
    </style:style>
    <style:style style:name="T13" style:family="text">
      <style:text-properties fo:font-style="italic" fo:font-weight="normal" officeooo:rsid="009ba7cd" style:font-style-asian="italic" style:font-weight-asian="normal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8">Técnicas de análise de algoritmos</text:span><text:span text:style-name="T9"> </text:span><text:span text:style-name="T7"><text:s/>– </text:span><text:span text:style-name="T12">26</text:span><text:span text:style-name="T7">/08/2022</text:span></text:p>
      <text:p text:style-name="Standard"/>
      <text:p text:style-name="Standard"/>
      <text:p text:style-name="P3">- <text:span text:style-name="T1">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5T08:33:33.124557572</meta:creation-date>
    <dc:date>2022-08-26T09:24:08.250008530</dc:date>
    <meta:editing-duration>PT5H20M41S</meta:editing-duration>
    <meta:editing-cycles>43</meta:editing-cycles>
    <meta:generator>LibreOffice/7.3.5.2$Linux_X86_64 LibreOffice_project/30$Build-2</meta:generator>
    <meta:document-statistic meta:table-count="0" meta:image-count="0" meta:object-count="0" meta:page-count="1" meta:paragraph-count="2" meta:word-count="7" meta:character-count="50" meta:non-whitespace-character-count="41"/>
  </office:meta>
</office:document-meta>
</file>